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9000000C690B8F04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4.092cm" style:rel-column-width="16252*"/>
    </style:style>
    <style:style style:name="Tabla1.B" style:family="table-column">
      <style:table-column-properties style:column-width="12.409cm" style:rel-column-width="49283*"/>
    </style:style>
    <style:style style:name="Tab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2.517cm" style:rel-column-width="9995*"/>
    </style:style>
    <style:style style:name="Tabla2.B" style:family="table-column">
      <style:table-column-properties style:column-width="8.483cm" style:rel-column-width="33692*"/>
    </style:style>
    <style:style style:name="Tabla2.C" style:family="table-column">
      <style:table-column-properties style:column-width="5.502cm" style:rel-column-width="21848*"/>
    </style:style>
    <style:style style:name="Tabla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1" fo:font-size="10pt" fo:language="es" fo:country="ES" officeooo:paragraph-rsid="00251164" style:font-size-asian="10pt" style:font-size-complex="10pt"/>
    </style:style>
    <style:style style:name="P2" style:family="paragraph" style:parent-style-name="Header">
      <style:paragraph-properties fo:text-align="justify" style:justify-single-word="false">
        <style:tab-stops>
          <style:tab-stop style:position="2.99cm"/>
        </style:tab-stops>
      </style:paragraph-properties>
      <style:text-properties style:font-name="Times New Roman" fo:font-size="8pt" fo:language="es" fo:country="ES" officeooo:rsid="0001f8f3" officeooo:paragraph-rsid="00144f49" style:font-size-asian="8pt" style:font-size-complex="8pt"/>
    </style:style>
    <style:style style:name="P3" style:family="paragraph" style:parent-style-name="Standard">
      <style:text-properties style:font-name="Arial1" fo:font-size="10pt" fo:language="es" fo:country="ES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Arial1"/>
    </style:style>
    <style:style style:name="P6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0pt" fo:language="es" fo:country="ES" fo:font-style="normal" fo:text-shadow="none" style:text-underline-style="none" fo:font-weight="bold" officeooo:rsid="000ffcb5" officeooo:paragraph-rsid="0007087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officeooo:rsid="000ffcb5" officeooo:paragraph-rsid="000708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0pt" fo:language="es" fo:country="ES" fo:font-style="normal" fo:text-shadow="none" style:text-underline-style="none" fo:font-weight="bold" officeooo:rsid="000683c1" officeooo:paragraph-rsid="000683c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officeooo:rsid="000683c1" officeooo:paragraph-rsid="000708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Arial1" fo:font-size="15pt" fo:language="es" fo:country="ES" fo:font-weight="bold" officeooo:rsid="00110e7e" officeooo:paragraph-rsid="0000e2ca" style:font-size-asian="15pt" style:font-weight-asian="bold" style:font-size-complex="15pt" style:font-weight-complex="bold"/>
    </style:style>
    <style:style style:name="P11" style:family="paragraph" style:parent-style-name="Standard">
      <style:text-properties style:font-name="Arial1" fo:font-size="10pt" fo:language="es" fo:country="ES" officeooo:rsid="00006d46" officeooo:paragraph-rsid="00006d46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language="es" fo:country="ES" fo:font-style="normal" fo:text-shadow="none" style:text-underline-style="none" fo:font-weight="bold" officeooo:rsid="00110e7e" officeooo:paragraph-rsid="00110e7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officeooo:rsid="000683c1" officeooo:paragraph-rsid="000683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officeooo:rsid="00110e7e" officeooo:paragraph-rsid="00110e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break-before="page"/>
      <style:text-properties officeooo:paragraph-rsid="00006d46"/>
    </style:style>
    <style:style style:name="P16" style:family="paragraph" style:parent-style-name="Standard">
      <style:text-properties officeooo:rsid="00231258" officeooo:paragraph-rsid="0000e2ca"/>
    </style:style>
    <style:style style:name="P17" style:family="paragraph" style:parent-style-name="Standard">
      <style:paragraph-properties fo:break-before="page"/>
      <style:text-properties officeooo:rsid="00231258" officeooo:paragraph-rsid="00231258"/>
    </style:style>
    <style:style style:name="T1" style:family="text">
      <style:text-properties style:font-name="Arial1" fo:font-size="25pt" fo:font-weight="bold" style:font-size-asian="25pt" style:font-weight-asian="bold" style:font-size-complex="25pt" style:font-weight-complex="bold"/>
    </style:style>
    <style:style style:name="T2" style:family="text">
      <style:text-properties officeooo:rsid="0000e2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3.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tab/><text:tab/> 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1" draw:name="Forma1" draw:style-name="gr1" draw:text-style-name="P5" svg:width="16.505cm" svg:height="3.14cm" svg:x="-0.639cm" svg:y="0.198cm"><draw:text-box><text:p text:style-name="P4"><text:span text:style-name="T1">$title$</text:span></text:p><text:p text:style-name="P4"><text:span text:style-name="T1">$subtitle$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Nombre del fichero:</text:p>
          </table:table-cell>
          <table:table-cell table:style-name="Tabla1.B1" office:value-type="string">
            <text:p text:style-name="P7"><text:file-name text:display="name-and-extension">af_del_sistema.odt</text:file-name></text:p>
          </table:table-cell>
        </table:table-row>
        <table:table-row>
          <table:table-cell table:style-name="Tabla1.A2" office:value-type="string">
            <text:p text:style-name="P8">Fecha de esta versión:</text:p>
          </table:table-cell>
          <table:table-cell table:style-name="Tabla1.B2" office:value-type="string">
            <text:p text:style-name="P9"><text:modification-date style:data-style-name="N36">09/05/2025</text:modification-date></text:p>
          </table:table-cell>
        </table:table-row>
      </table:table>
      <text:p text:style-name="P3"/>
      <text:p text:style-name="P10">Historial de revisiones</text:p>
      <text:p text:style-name="P1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2">Fecha</text:p>
          </table:table-cell>
          <table:table-cell table:style-name="Tabla2.A1" office:value-type="string">
            <text:p text:style-name="P12">Descripción</text:p>
          </table:table-cell>
          <table:table-cell table:style-name="Tabla2.C1" office:value-type="string">
            <text:p text:style-name="P12">Autor</text:p>
          </table:table-cell>
        </table:table-row>
        <table:table-row>
          <table:table-cell table:style-name="Tabla2.A2" office:value-type="string">
            <text:p text:style-name="P13">DD/MM/AAAA</text:p>
          </table:table-cell>
          <table:table-cell table:style-name="Tabla2.A2" office:value-type="string">
            <text:p text:style-name="P14">&lt;Descripción de la modificación&gt;</text:p>
          </table:table-cell>
          <table:table-cell table:style-name="Tabla2.C2" office:value-type="string">
            <text:p text:style-name="P14">&lt;No<text:span text:style-name="T2">m</text:span>bre y apellidos&gt;</text:p>
          </table:table-cell>
        </table:table-row>
      </table:table>
      <text:p text:style-name="P11"/>
      <text:p text:style-name="P11"/>
      <text:p text:style-name="P15"/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</text:index-body>
      </text:table-of-content>
      <text:p text:style-name="P16"/>
      <text:p text:style-name="P17">---CONTENIDO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 fo:text-align="justify" style:justify-single-word="false"/>
      <style:text-properties style:font-name="Arial1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left="1.3cm" fo:margin-right="0cm" fo:margin-top="0cm" fo:margin-bottom="0cm" style:contextual-spacing="false" fo:text-align="justify" style:justify-single-word="false" fo:text-indent="-1.3cm" style:auto-text-indent="false" fo:background-color="transparent" fo:keep-with-next="always">
        <style:tab-stops/>
      </style:paragraph-properties>
      <style:text-properties style:font-name="Arial1" fo:font-family="Arial" style:font-family-generic="swiss" style:font-pitch="variable" fo:font-size="14pt" fo:language="es" fo:country="ES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 fo:text-align="justify" style:justify-single-word="false"/>
      <style:text-properties style:font-name="Arial1"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ambria Math" style:font-family-asian="'Cambria Math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1_2c_TituloApartado_2c_H1_2c_h1_2c_1_2c_Header_20_1_2c_Chapter_20_title_2c_l1_2c_RS_2c_título_20_1_2c_Tt1_2c_Title1_2c_Heading_20_0_2c_Portadilla_2c_Criteria_20_Type_2c_Criteria_20_Type1_2c_Criteria_20_Type2_2c_Criteria_20_Type3_2c_Criteria_20_Type11_2c_Criteria_20_Type4_2c_Criteria_20_Type5_2c_Criteria_20_Type12_2c_Criteria_20_Type21" style:display-name="heading 1,TituloApartado,H1,h1,1,Header 1,Chapter title,l1,RS,título 1,Tt1,Title1,Heading 0,Portadilla,Criteria Type,Criteria Type1,Criteria Type2,Criteria Type3,Criteria Type11,Criteria Type4,Criteria Type5,Criteria Type12,Criteria Type21" style:family="paragraph" style:parent-style-name="Standard" style:default-outline-level="1" style:list-style-name="">
      <style:paragraph-properties fo:margin-left="1.397cm" fo:margin-right="0cm" fo:margin-top="0.423cm" fo:margin-bottom="0.635cm" style:contextual-spacing="false" fo:text-align="start" style:justify-single-word="false" fo:text-indent="-0.762cm" style:auto-text-indent="false" fo:break-before="page" fo:keep-with-next="always">
        <style:tab-stops>
          <style:tab-stop style:position="1.397cm"/>
        </style:tab-stops>
      </style:paragraph-properties>
      <style:text-properties fo:font-variant="small-caps" fo:color="#000080" loext:opacity="100%" fo:font-size="14pt" style:rfc-language-tag="es-ES-u-co-trad" fo:language="es" fo:country="ES" fo:font-weight="bold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heading_20_2_2c_TituloSubApartado_2c_Titulo_20_2_2c_Section_20_title_2c_H2_2c_H21_2c_H22_2c_h2_2c_2_2c_Header_20_2_2c_Author_2c_Titulo_20_21_2c_Documentacion_20_Tecnica_2c_título_20_2_2c_Subhead_20_A_2c_Cabecera1_2c_Estilo3_2c_Nivel_20_X.1_2c_T2_2c_TITULO_2c_CHS_2c_H2-Heading_20_2_2c_l2_2c_Header2_2c_22_2c_heading2_2c_list2_2c_A_2c_A.B.C._2c_list_20_2_2c_Heading2_2c_T_2c_chn" style:display-name="heading 2,TituloSubApartado,Titulo 2,Section title,H2,H21,H22,h2,2,Header 2,Author,Titulo 21,Documentacion Tecnica,título 2,Subhead A,Cabecera1,Estilo3,Nivel X.1,T2,TITULO,CHS,H2-Heading 2,l2,Header2,22,heading2,list2,A,A.B.C.,list 2,Heading2,T,chn" style:family="paragraph" style:parent-style-name="heading_20_1_2c_TituloApartado_2c_H1_2c_h1_2c_1_2c_Header_20_1_2c_Chapter_20_title_2c_l1_2c_RS_2c_título_20_1_2c_Tt1_2c_Title1_2c_Heading_20_0_2c_Portadilla_2c_Criteria_20_Type_2c_Criteria_20_Type1_2c_Criteria_20_Type2_2c_Criteria_20_Type3_2c_Criteria_20_Type11_2c_Criteria_20_Type4_2c_Criteria_20_Type5_2c_Criteria_20_Type12_2c_Criteria_20_Type21" style:default-outline-level="2" style:list-style-name="">
      <style:paragraph-properties fo:margin-left="1.651cm" fo:margin-right="0cm" fo:margin-top="0.635cm" fo:margin-bottom="0.423cm" style:contextual-spacing="false" fo:text-align="start" style:justify-single-word="false" fo:text-indent="-1.016cm" style:auto-text-indent="false" fo:keep-with-next="always">
        <style:tab-stops>
          <style:tab-stop style:position="1.651cm"/>
        </style:tab-stops>
      </style:paragraph-properties>
      <style:text-properties fo:font-variant="small-caps" fo:color="#000080" loext:opacity="100%" fo:font-size="12pt" style:rfc-language-tag="es-ES-u-co-trad" fo:language="es" fo:country="ES" fo:font-weight="bold" style:font-size-asian="12pt" style:font-weight-asian="bold" style:font-name-complex="Arial2" style:font-family-complex="Arial" style:font-family-generic-complex="system" style:font-pitch-complex="variable" style:font-size-complex="14pt" style:font-style-complex="italic"/>
    </style:style>
    <style:style style:name="Footnote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font-variant="small-caps" fo:color="#000080" loext:opacity="100%" fo:font-size="14pt" style:rfc-language-tag="es-ES-u-co-trad" fo:language="es" fo:country="ES" fo:font-weight="bold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Título_20_2_20_Car" style:display-name="Título 2 Car" style:family="text" style:parent-style-name="Default_20_Paragraph_20_Font">
      <style:text-properties fo:font-variant="small-caps" fo:color="#000080" loext:opacity="100%" fo:font-size="14pt" style:rfc-language-tag="es-ES-u-co-trad" fo:language="es" fo:country="ES" fo:font-weight="bold" style:font-size-asian="14pt" style:font-weight-asian="bold" style:font-name-complex="Arial2" style:font-family-complex="Arial" style:font-family-generic-complex="system" style:font-pitch-complex="variable" style:font-size-complex="14pt" style:font-style-complex="italic"/>
    </style:style>
    <style:style style:name="Título_20_3_20_Car" style:display-name="Título 3 Car" style:family="text" style:parent-style-name="Default_20_Paragraph_20_Font">
      <style:text-properties fo:color="#000080" loext:opacity="100%" style:rfc-language-tag="es-ES-u-co-trad" fo:language="es" fo:country="ES" fo:font-weight="bold" style:font-weight-asian="bold" style:font-name-complex="Arial2" style:font-family-complex="Arial" style:font-family-generic-complex="system" style:font-pitch-complex="variable" style:font-style-complex="italic"/>
    </style:style>
    <style:style style:name="Título_20_4_20_Car" style:display-name="Título 4 Car" style:family="text" style:parent-style-name="Default_20_Paragraph_20_Font">
      <style:text-properties fo:color="#000080" loext:opacity="100%" fo:font-size="14pt" style:rfc-language-tag="es-ES-u-co-trad" fo:language="es" fo:country="ES" fo:font-style="italic" fo:font-weight="bold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/>
    </style:style>
    <style:style style:name="Título_20_5_20_Car" style:display-name="Título 5 Car" style:family="text" style:parent-style-name="Default_20_Paragraph_20_Font">
      <style:text-properties fo:color="#000080" loext:opacity="100%" style:rfc-language-tag="es-ES-u-co-trad" fo:language="es" fo:country="ES" fo:font-style="italic" style:font-style-asian="italic" style:font-name-complex="Arial2" style:font-family-complex="Arial" style:font-family-generic-complex="system" style:font-pitch-complex="variable" style:font-style-complex="italic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/>
    </style:style>
    <style:style style:name="Título_20_7_20_Car" style:display-name="Título 7 Car" style:family="text" style:parent-style-name="Default_20_Paragraph_20_Font">
      <style:text-properties fo:font-size="12pt" style:font-size-asian="12pt" style:font-size-complex="12pt"/>
    </style:style>
    <style:style style:name="Título_20_8_20_Car" style:display-name="Título 8 C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Título_20_9_20_Car" style:display-name="Título 9 Car" style:family="text" style:parent-style-name="Default_20_Paragraph_20_Font">
      <style:text-properties fo:font-size="11pt" style:font-size-asian="11pt" style:font-name-complex="Arial2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fo:font-size="14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Texto_20_nota_20_pie_20_Car" style:display-name="Texto nota pie Car" style:family="text" style:parent-style-name="Default_20_Paragraph_20_Font">
      <style:text-properties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ListLabel_20_19" style:display-name="ListLabel 19" style:family="text">
      <style:text-properties fo:font-size="12pt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fo:font-size="8pt"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fo:text-indent="-1.251cm" fo:margin-left="1.251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fo:text-indent="-1.251cm" fo:margin-left="1.251cm"/>
        </style:list-level-properties>
      </text:outline-level-style>
      <text:outline-level-style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.701cm" fo:text-indent="2.501cm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2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" style:num-suffix="" text:bullet-char="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%2%*" style:num-suffix="*" text:bullet-char="*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3" text:style-name="ListLabel_20_2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*" style:num-suffix="*" text:bullet-char="*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loext:num-list-format="%2%*" style:num-suffix="*" text:bullet-char="*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3" text:style-name="ListLabel_20_3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3" text:style-name="ListLabel_20_4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text:style-name="ListLabel_20_5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3" style:family="table">
      <style:table-properties style:width="16.501cm" table:align="margins"/>
    </style:style>
    <style:style style:name="Tabla3.A" style:family="table-column">
      <style:table-column-properties style:column-width="13.002cm" style:rel-column-width="51636*"/>
    </style:style>
    <style:style style:name="Tabla3.B" style:family="table-column">
      <style:table-column-properties style:column-width="3.5cm" style:rel-column-width="13899*"/>
    </style:style>
    <style:style style:name="Tabla3.A1" style:family="table-cell">
      <style:table-cell-properties fo:background-color="transparent" fo:padding="0.097cm" fo:border-left="none" fo:border-right="none" fo:border-top="none" fo:border-bottom="0.05pt solid #000000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3" style:family="paragraph" style:parent-style-name="Header">
      <style:paragraph-properties fo:text-align="justify" style:justify-single-word="false"/>
      <style:text-properties fo:language="es" fo:country="ES"/>
    </style:style>
    <style:style style:name="MP4" style:family="paragraph" style:parent-style-name="Header">
      <style:paragraph-properties fo:text-align="justify" style:justify-single-word="false">
        <style:tab-stops>
          <style:tab-stop style:position="2.99cm"/>
        </style:tab-stops>
      </style:paragraph-properties>
      <style:text-properties style:font-name="Times New Roman" fo:font-size="8pt" fo:language="es" fo:country="ES" officeooo:rsid="0001f8f3" officeooo:paragraph-rsid="00144f49" style:font-size-asian="8pt" style:font-size-complex="8pt"/>
    </style:style>
    <style:style style:name="MP5" style:family="paragraph" style:parent-style-name="Header">
      <style:paragraph-properties fo:text-align="justify" style:justify-single-word="false">
        <style:tab-stops>
          <style:tab-stop style:position="17cm" style:type="right"/>
        </style:tab-stops>
      </style:paragraph-properties>
      <style:text-properties fo:language="es" fo:country="ES"/>
    </style:style>
    <style:style style:name="MP6" style:family="paragraph" style:parent-style-name="Header">
      <style:paragraph-properties fo:text-align="justify" style:justify-single-word="false">
        <style:tab-stops>
          <style:tab-stop style:position="2.999cm"/>
          <style:tab-stop style:position="17cm" style:type="right"/>
        </style:tab-stops>
      </style:paragraph-properties>
      <style:text-properties style:font-name="Arial1" fo:font-size="8pt" fo:language="es" fo:country="ES" officeooo:rsid="00063724" officeooo:paragraph-rsid="00063724" style:font-size-asian="8pt" style:font-size-complex="8pt"/>
    </style:style>
    <style:style style:name="MP7" style:family="paragraph" style:parent-style-name="Footer">
      <style:paragraph-properties fo:text-align="end" style:justify-single-word="false"/>
      <style:text-properties style:font-name="Arial1" fo:font-size="10pt" fo:language="es" fo:country="ES" officeooo:paragraph-rsid="00063724" style:font-size-asian="10pt" style:font-size-complex="10pt"/>
    </style:style>
    <style:style style:name="MP8" style:family="paragraph" style:parent-style-name="Footer">
      <style:paragraph-properties fo:text-align="end" style:justify-single-word="false"/>
      <style:text-properties style:font-name="Arial1" fo:font-size="10pt" fo:language="es" fo:country="ES" style:font-size-asian="10pt" style:font-size-complex="10pt"/>
    </style:style>
    <style:style style:name="MT1" style:family="text">
      <style:text-properties officeooo:rsid="000c705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251cm" fo:margin-bottom="0.75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4cm" fo:margin-left="0cm" fo:margin-right="0cm" fo:margin-bottom="3.15cm" fo:background-color="transparent" style:dynamic-spacing="tru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1"><text:file-name text:display="name-and-extension">af_del_sistema.odt</text:file-name></text:p>
            </table:table-cell>
            <table:table-cell table:style-name="Tabla3.A1" office:value-type="string">
              <text:p text:style-name="MP2"><text:span text:style-name="MT1">Versión: </text:span><text:modification-date style:data-style-name="N36">09/05/2025</text:modification-date></text:p>
            </table:table-cell>
          </table:table-row>
        </table:table>
        <text:p text:style-name="MP3"/>
      </style:header>
      <style:header-first>
        <text:p text:style-name="MP4"><draw:frame draw:style-name="Mfr1" draw:name="Imagen3" text:anchor-type="char" svg:x="-1.632cm" svg:y="-1.889cm" svg:width="9.534cm" svg:height="1.746cm" draw:z-index="0"><draw:image xlink:href="Pictures/1000000100000439000000C690B8F04D.png" xlink:type="simple" xlink:show="embed" xlink:actuate="onLoad" draw:mime-type="image/png"/></draw:frame>Área de Informática y Nuevas Tecnologías</text:p>
        <text:p text:style-name="MP5"/>
        <text:p text:style-name="MP3"/>
        <text:p text:style-name="MP3"/>
        <text:p text:style-name="MP6"><text:tab/>Área de Informática y Nuevas Tecnologías</text:p>
      </style:header-first>
      <style:footer>
        <text:p text:style-name="MP7"><text:page-number text:select-page="current">4</text:page-number>/<text:page-count>4</text:page-count></text:p>
      </style:footer>
      <style:footer-first>
        <text:p text:style-name="MP8"><text:page-number text:select-page="current">1</text:page-number>/<text:page-count>4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6.2$Windows_X86_64 LibreOffice_project/6d98ba145e9a8a39fc57bcc76981d1fb1316c60c</meta:generator>
    <dc:date>2025-05-09T14:29:29.669000000</dc:date>
    <meta:editing-duration>PT22H3M37S</meta:editing-duration>
    <meta:editing-cycles>23</meta:editing-cycles>
    <meta:document-statistic meta:table-count="3" meta:image-count="1" meta:object-count="0" meta:page-count="4" meta:paragraph-count="20" meta:word-count="43" meta:character-count="325" meta:non-whitespace-character-count="296"/>
  </office:meta>
</office:document-meta>
</file>